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Q</text:p>
      <text:p text:style-name="Standard">Nguyên lí cộng đồng</text:p>
      <text:p text:style-name="Standard">Tất cả các trận đấu của SeaMoo sử dụng các câu hỏi do cộng đồng cùng đóng góp. Tất cả các thông tin đều được chia sẻ với các thành viên trong cộng đồng. Ngay cả những dữ liệu luyện tập cá nhân cũng được chia sẻ giữa các thành viên với nhau. Mục tiêu của SeaMoo không chỉ là nơi các thành viên tranh tài cùng nhau, mà còn là nơi các thành viên góp sức hoàn thiện kho tri thức chung, giúp nhau hoàn thiện vốn kiến thức của mỗi ngườ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uong Nguyen</meta:initial-creator>
    <meta:creation-date>2010-01-26T22:42:23</meta:creation-date>
    <meta:document-statistic meta:table-count="0" meta:image-count="0" meta:object-count="0" meta:page-count="1" meta:paragraph-count="3" meta:word-count="98" meta:character-count="453"/>
    <dc:date>2010-01-26T22:49:06</dc:date>
    <dc:creator>Phuong Nguyen</dc:creator>
    <meta:editing-duration>PT00H06M44S</meta:editing-duration>
    <meta:editing-cycles>1</meta:editing-cycles>
    <meta:generator>OpenOffice.org/3.1$Unix OpenOffice.org_project/310m19$Build-9420</meta:generator>
  </office:meta>
</office:document-meta>
</file>